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ff91a"/>
    </style:style>
    <style:style style:name="P2" style:family="paragraph" style:parent-style-name="Standard">
      <style:paragraph-properties fo:text-align="center" style:justify-single-word="false"/>
      <style:text-properties officeooo:paragraph-rsid="000ff91a"/>
    </style:style>
    <style:style style:name="T1" style:family="text">
      <style:text-properties officeooo:rsid="000ff9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IAGRAMA DE FIELTRO</text:span></text:p>
      <text:p text:style-name="P1"><text:span text:style-name="T1"/></text:p>
      <text:p text:style-name="P1"><text:span text:style-name="T1">Se decide ir al cine por grupos de alumnas de Laboratoria, los rangos de precios:</text:span></text:p>
      <text:p text:style-name="P1"><text:span text:style-name="T1">1-9 personas el boletos cuesta $80</text:span></text:p>
      <text:p text:style-name="P1"><text:span text:style-name="T1">10-15 personas el boleto cuesta $50</text:span></text:p>
      <text:p text:style-name="P1"><text:span text:style-name="T1">16-24 personas el boleto cuesta $30</text:span></text:p>
      <text:p text:style-name="P1"><text:span text:style-name="T1">25 en adelante personas cuesta $15</text:span></text:p>
      <text:p text:style-name="P1"><text:span text:style-name="T1"/></text:p>
      <text:p text:style-name="P1"><text:span text:style-name="T1">Se pide enviar el mensaje del total a pagar y del costo por person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3:01:09</meta:creation-date>
    <dc:date>2016-09-21T13:04:01</dc:date>
    <meta:editing-duration>P0D</meta:editing-duration>
    <meta:editing-cycles>1</meta:editing-cycles>
    <meta:document-statistic meta:table-count="0" meta:image-count="0" meta:object-count="0" meta:page-count="1" meta:paragraph-count="7" meta:word-count="56" meta:character-count="306" meta:non-whitespace-character-count="257"/>
    <meta:generator>LibreOffice/3.6$Linux_x86 LibreOffice_project/360m1$Build-2</meta:generator>
  </office:meta>
</office:document-meta>
</file>